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20.83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6.54mm" svg:height="116.17mm" svg:x="135.15mm" svg:y="1.59mm">
            <loext:p draw:notify-on-update-of-ranges="Hoja1.B4:Hoja1.B14 Hoja1.C3:Hoja1.C3 Hoja1.C4:Hoja1.C14 Hoja1.D3:Hoja1.D3 Hoja1.D4:Hoja1.D14 Hoja1.E3:Hoja1.E3 Hoja1.E4:Hoja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6.3mm" svg:height="116.04mm" svg:x="135.06mm" svg:y="121.09mm">
            <loext:p draw:notify-on-update-of-ranges="Hoja1.B35:Hoja1.B45 Hoja1.C34:Hoja1.C34 Hoja1.C35:Hoja1.C45 Hoja1.D34:Hoja1.D34 Hoja1.D35:Hoja1.D45 Hoja1.E34:Hoja1.E34 Hoja1.E35:Hoja1.E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tcgri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Tamaño (B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inamico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4]*8" office:value-type="float" office:value="524288" calcext:value-type="float">
            <text:p>524288</text:p>
          </table:table-cell>
          <table:table-cell office:value-type="float" office:value="0.000375755" calcext:value-type="float">
            <text:p>0,000375755</text:p>
          </table:table-cell>
          <table:table-cell office:value-type="float" office:value="0.000396832" calcext:value-type="float">
            <text:p>0,000396832</text:p>
          </table:table-cell>
          <table:table-cell office:value-type="float" office:value="0.000448779" calcext:value-type="float">
            <text:p>0,00044877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5]*8" office:value-type="float" office:value="1048576" calcext:value-type="float">
            <text:p>1048576</text:p>
          </table:table-cell>
          <table:table-cell office:value-type="float" office:value="0.00081597" calcext:value-type="float">
            <text:p>0,00081597</text:p>
          </table:table-cell>
          <table:table-cell office:value-type="float" office:value="0.000735763" calcext:value-type="float">
            <text:p>0,000735763</text:p>
          </table:table-cell>
          <table:table-cell office:value-type="float" office:value="0.000744893" calcext:value-type="float">
            <text:p>0,00074489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6]*8" office:value-type="float" office:value="2097152" calcext:value-type="float">
            <text:p>2097152</text:p>
          </table:table-cell>
          <table:table-cell office:value-type="float" office:value="0.001111949" calcext:value-type="float">
            <text:p>0,001111949</text:p>
          </table:table-cell>
          <table:table-cell office:value-type="float" office:value="0.001571764" calcext:value-type="float">
            <text:p>0,001571764</text:p>
          </table:table-cell>
          <table:table-cell office:value-type="float" office:value="0.00158779" calcext:value-type="float">
            <text:p>0,0015877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7]*8" office:value-type="float" office:value="4194304" calcext:value-type="float">
            <text:p>4194304</text:p>
          </table:table-cell>
          <table:table-cell/>
          <table:table-cell office:value-type="float" office:value="0.002509966" calcext:value-type="float">
            <text:p>0,002509966</text:p>
          </table:table-cell>
          <table:table-cell office:value-type="float" office:value="0.002659801" calcext:value-type="float">
            <text:p>0,00265980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8]*8" office:value-type="float" office:value="8388608" calcext:value-type="float">
            <text:p>8388608</text:p>
          </table:table-cell>
          <table:table-cell/>
          <table:table-cell office:value-type="float" office:value="0.005058401" calcext:value-type="float">
            <text:p>0,005058401</text:p>
          </table:table-cell>
          <table:table-cell office:value-type="float" office:value="0.00504701" calcext:value-type="float">
            <text:p>0,0050470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9]*8" office:value-type="float" office:value="16777216" calcext:value-type="float">
            <text:p>16777216</text:p>
          </table:table-cell>
          <table:table-cell/>
          <table:table-cell office:value-type="float" office:value="0.010094072" calcext:value-type="float">
            <text:p>0,010094072</text:p>
          </table:table-cell>
          <table:table-cell office:value-type="float" office:value="0.010063805" calcext:value-type="float">
            <text:p>0,0100638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10]*8" office:value-type="float" office:value="33554432" calcext:value-type="float">
            <text:p>33554432</text:p>
          </table:table-cell>
          <table:table-cell/>
          <table:table-cell office:value-type="float" office:value="0.020181105" calcext:value-type="float">
            <text:p>0,020181105</text:p>
          </table:table-cell>
          <table:table-cell office:value-type="float" office:value="0.020068113" calcext:value-type="float">
            <text:p>0,02006811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11]*8" office:value-type="float" office:value="67108864" calcext:value-type="float">
            <text:p>67108864</text:p>
          </table:table-cell>
          <table:table-cell/>
          <table:table-cell office:value-type="float" office:value="0.039808117" calcext:value-type="float">
            <text:p>0,039808117</text:p>
          </table:table-cell>
          <table:table-cell office:value-type="float" office:value="0.039946637" calcext:value-type="float">
            <text:p>0,03994663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2]*8" office:value-type="float" office:value="134217728" calcext:value-type="float">
            <text:p>134217728</text:p>
          </table:table-cell>
          <table:table-cell/>
          <table:table-cell office:value-type="float" office:value="0.079922805" calcext:value-type="float">
            <text:p>0,079922805</text:p>
          </table:table-cell>
          <table:table-cell office:value-type="float" office:value="0.079433794" calcext:value-type="float">
            <text:p>0,079433794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13]*8" office:value-type="float" office:value="268435456" calcext:value-type="float">
            <text:p>268435456</text:p>
          </table:table-cell>
          <table:table-cell/>
          <table:table-cell office:value-type="float" office:value="0.158964175" calcext:value-type="float">
            <text:p>0,158964175</text:p>
          </table:table-cell>
          <table:table-cell office:value-type="float" office:value="0.160867193" calcext:value-type="float">
            <text:p>0,16086719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formula="of:=[.A14]*8" office:value-type="float" office:value="536870912" calcext:value-type="float">
            <text:p>536870912</text:p>
          </table:table-cell>
          <table:table-cell/>
          <table:table-cell office:value-type="float" office:value="0.158961497" calcext:value-type="float">
            <text:p>0,158961497</text:p>
          </table:table-cell>
          <table:table-cell office:value-type="float" office:value="0.320310818" calcext:value-type="float">
            <text:p>0,320310818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 calcext:value-type="string">
            <text:p>PC Person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office:value-type="string" calcext:value-type="string">
            <text:p>Tamaño (B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inamico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35]*8" office:value-type="float" office:value="524288" calcext:value-type="float">
            <text:p>524288</text:p>
          </table:table-cell>
          <table:table-cell office:value-type="float" office:value="0.001381555" calcext:value-type="float">
            <text:p>0,001381555</text:p>
          </table:table-cell>
          <table:table-cell office:value-type="float" office:value="0.000575184" calcext:value-type="float">
            <text:p>0,000575184</text:p>
          </table:table-cell>
          <table:table-cell office:value-type="float" office:value="0.000302037" calcext:value-type="float">
            <text:p>0,00030203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36]*8" office:value-type="float" office:value="1048576" calcext:value-type="float">
            <text:p>1048576</text:p>
          </table:table-cell>
          <table:table-cell office:value-type="float" office:value="0.000576164" calcext:value-type="float">
            <text:p>0,000576164</text:p>
          </table:table-cell>
          <table:table-cell office:value-type="float" office:value="0.000737566" calcext:value-type="float">
            <text:p>0,000737566</text:p>
          </table:table-cell>
          <table:table-cell office:value-type="float" office:value="0.00060291" calcext:value-type="float">
            <text:p>0,000602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37]*8" office:value-type="float" office:value="2097152" calcext:value-type="float">
            <text:p>2097152</text:p>
          </table:table-cell>
          <table:table-cell office:value-type="float" office:value="0.00126541" calcext:value-type="float">
            <text:p>0,00126541</text:p>
          </table:table-cell>
          <table:table-cell office:value-type="float" office:value="0.001671657" calcext:value-type="float">
            <text:p>0,001671657</text:p>
          </table:table-cell>
          <table:table-cell office:value-type="float" office:value="0.001241003" calcext:value-type="float">
            <text:p>0,00124100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38]*8" office:value-type="float" office:value="4194304" calcext:value-type="float">
            <text:p>4194304</text:p>
          </table:table-cell>
          <table:table-cell/>
          <table:table-cell office:value-type="float" office:value="0.002833885" calcext:value-type="float">
            <text:p>0,002833885</text:p>
          </table:table-cell>
          <table:table-cell office:value-type="float" office:value="0.00266357" calcext:value-type="float">
            <text:p>0,0026635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39]*8" office:value-type="float" office:value="8388608" calcext:value-type="float">
            <text:p>8388608</text:p>
          </table:table-cell>
          <table:table-cell/>
          <table:table-cell office:value-type="float" office:value="0.01202961" calcext:value-type="float">
            <text:p>0,01202961</text:p>
          </table:table-cell>
          <table:table-cell office:value-type="float" office:value="0.008563708" calcext:value-type="float">
            <text:p>0,00856370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40]*8" office:value-type="float" office:value="16777216" calcext:value-type="float">
            <text:p>16777216</text:p>
          </table:table-cell>
          <table:table-cell/>
          <table:table-cell office:value-type="float" office:value="0.009728998" calcext:value-type="float">
            <text:p>0,009728998</text:p>
          </table:table-cell>
          <table:table-cell office:value-type="float" office:value="0.011532934" calcext:value-type="float">
            <text:p>0,01153293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41]*8" office:value-type="float" office:value="33554432" calcext:value-type="float">
            <text:p>33554432</text:p>
          </table:table-cell>
          <table:table-cell/>
          <table:table-cell office:value-type="float" office:value="0.023714741" calcext:value-type="float">
            <text:p>0,023714741</text:p>
          </table:table-cell>
          <table:table-cell office:value-type="float" office:value="0.0258377" calcext:value-type="float">
            <text:p>0,025837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42]*8" office:value-type="float" office:value="67108864" calcext:value-type="float">
            <text:p>67108864</text:p>
          </table:table-cell>
          <table:table-cell/>
          <table:table-cell office:value-type="float" office:value="0.063694222" calcext:value-type="float">
            <text:p>0,063694222</text:p>
          </table:table-cell>
          <table:table-cell office:value-type="float" office:value="0.045313949" calcext:value-type="float">
            <text:p>0,04531394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43]*8" office:value-type="float" office:value="134217728" calcext:value-type="float">
            <text:p>134217728</text:p>
          </table:table-cell>
          <table:table-cell/>
          <table:table-cell office:value-type="float" office:value="0.10291088" calcext:value-type="float">
            <text:p>0,10291088</text:p>
          </table:table-cell>
          <table:table-cell office:value-type="float" office:value="0.089867946" calcext:value-type="float">
            <text:p>0,08986794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44]*8" office:value-type="float" office:value="268435456" calcext:value-type="float">
            <text:p>268435456</text:p>
          </table:table-cell>
          <table:table-cell/>
          <table:table-cell office:value-type="float" office:value="0.338775315" calcext:value-type="float">
            <text:p>0,338775315</text:p>
          </table:table-cell>
          <table:table-cell office:value-type="float" office:value="0.249084211" calcext:value-type="float">
            <text:p>0,24908421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formula="of:=[.A45]*8" office:value-type="float" office:value="536870912" calcext:value-type="float">
            <text:p>536870912</text:p>
          </table:table-cell>
          <table:table-cell/>
          <table:table-cell office:value-type="float" office:value="0.307512165" calcext:value-type="float">
            <text:p>0,307512165</text:p>
          </table:table-cell>
          <table:table-cell office:value-type="float" office:value="0.532369688" calcext:value-type="float">
            <text:p>0,532369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27:13.1426988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1:44:23.146892757</meta:creation-date>
    <dc:date>2016-03-03T10:41:38.137425907</dc:date>
    <meta:editing-duration>PT1H55M41S</meta:editing-duration>
    <meta:editing-cycles>32</meta:editing-cycles>
    <meta:generator>LibreOffice/5.0.5.2$Linux_X86_64 LibreOffice_project/00m0$Build-2</meta:generator>
    <meta:document-statistic meta:table-count="1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99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99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66ff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5cm" svg:height="11.618cm" xlink:href=".." xlink:type="simple" chart:class="chart:bar" chart:style-name="ch1">
        <chart:title svg:x="9.569cm" svg:y="0.368cm" chart:style-name="ch2">
          <text:p>atcgrid</text:p>
        </chart:title>
        <chart:legend chart:legend-position="end" svg:x="18.471cm" svg:y="5.012cm" style:legend-expansion="high" chart:style-name="ch3"/>
        <chart:plot-area chart:style-name="ch4" table:cell-range-address="Hoja1.B3:Hoja1.E14" chart:data-source-has-labels="both" svg:x="0.413cm" svg:y="1.405cm" svg:width="17.645cm" svg:height="9.981cm" dr3d:transform="matrix (0.167997682139335 0.100066132550404 -0.98069544095617 0.0460038435285657 0.992954936460288 0.109197713070126 0.984713372091803 -0.0634607223056226 0.16221070108978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09cm" svg:y="1.405cm" svg:width="15.06cm" svg:height="9.555cm"/>
          <dr3d:light dr3d:diffuse-color="#808080" dr3d:direction="(0 0 1)" dr3d:enabled="false" dr3d:specular="true"/>
          <dr3d:light dr3d:diffuse-color="#808080" dr3d:direction="(0.823898838717732 -0.160290995989118 0.54359681765476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B4:Hoja1.B1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.C4:Hoja1.C14" chart:label-cell-address="Hoja1.C3:Hoja1.C3" chart:class="chart:bar">
            <chart:data-point chart:repeated="11"/>
          </chart:series>
          <chart:series chart:style-name="ch10" chart:values-cell-range-address="Hoja1.D4:Hoja1.D14" chart:label-cell-address="Hoja1.D3:Hoja1.D3" chart:class="chart:bar">
            <chart:data-point chart:repeated="11"/>
          </chart:series>
          <chart:series chart:style-name="ch11" chart:values-cell-range-address="Hoja1.E4:Hoja1.E14" chart:label-cell-address="Hoja1.E3:Hoja1.E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Hoja1.C3:Hoja1.C3</svg:desc>
                </draw:g>
              </table:table-cell>
              <table:table-cell office:value-type="string">
                <text:p>Global</text:p>
                <draw:g>
                  <svg:desc>Hoja1.D3:Hoja1.D3</svg:desc>
                </draw:g>
              </table:table-cell>
              <table:table-cell office:value-type="string">
                <text:p>Dinamico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90</text:p>
                <draw:g>
                  <svg:desc>Hoja1.B4:Hoja1.B14</svg:desc>
                </draw:g>
              </table:table-cell>
              <table:table-cell office:value-type="float" office:value="0.000375755">
                <text:p>0.000375755</text:p>
                <draw:g>
                  <svg:desc>Hoja1.C4:Hoja1.C14</svg:desc>
                </draw:g>
              </table:table-cell>
              <table:table-cell office:value-type="float" office:value="0.000396832">
                <text:p>0.000396832</text:p>
                <draw:g>
                  <svg:desc>Hoja1.D4:Hoja1.D14</svg:desc>
                </draw:g>
              </table:table-cell>
              <table:table-cell office:value-type="float" office:value="0.000448779">
                <text:p>0.000448779</text:p>
                <draw:g>
                  <svg:desc>Hoja1.E4:Hoja1.E14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81597">
                <text:p>0.00081597</text:p>
              </table:table-cell>
              <table:table-cell office:value-type="float" office:value="0.000735763">
                <text:p>0.000735763</text:p>
              </table:table-cell>
              <table:table-cell office:value-type="float" office:value="0.000744893">
                <text:p>0.00074489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1111949">
                <text:p>0.001111949</text:p>
              </table:table-cell>
              <table:table-cell office:value-type="float" office:value="0.001571764">
                <text:p>0.001571764</text:p>
              </table:table-cell>
              <table:table-cell office:value-type="float" office:value="0.00158779">
                <text:p>0.0015877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NaN">
                <text:p>NaN</text:p>
              </table:table-cell>
              <table:table-cell office:value-type="float" office:value="0.002509966">
                <text:p>0.002509966</text:p>
              </table:table-cell>
              <table:table-cell office:value-type="float" office:value="0.002659801">
                <text:p>0.0026598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NaN">
                <text:p>NaN</text:p>
              </table:table-cell>
              <table:table-cell office:value-type="float" office:value="0.005058401">
                <text:p>0.005058401</text:p>
              </table:table-cell>
              <table:table-cell office:value-type="float" office:value="0.00504701">
                <text:p>0.0050470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  <table:table-cell office:value-type="float" office:value="0.010094072">
                <text:p>0.010094072</text:p>
              </table:table-cell>
              <table:table-cell office:value-type="float" office:value="0.010063805">
                <text:p>0.01006380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NaN">
                <text:p>NaN</text:p>
              </table:table-cell>
              <table:table-cell office:value-type="float" office:value="0.020181105">
                <text:p>0.020181105</text:p>
              </table:table-cell>
              <table:table-cell office:value-type="float" office:value="0.020068113">
                <text:p>0.020068113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NaN">
                <text:p>NaN</text:p>
              </table:table-cell>
              <table:table-cell office:value-type="float" office:value="0.039808117">
                <text:p>0.039808117</text:p>
              </table:table-cell>
              <table:table-cell office:value-type="float" office:value="0.039946637">
                <text:p>0.039946637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NaN">
                <text:p>NaN</text:p>
              </table:table-cell>
              <table:table-cell office:value-type="float" office:value="0.079922805">
                <text:p>0.079922805</text:p>
              </table:table-cell>
              <table:table-cell office:value-type="float" office:value="0.079433794">
                <text:p>0.079433794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NaN">
                <text:p>NaN</text:p>
              </table:table-cell>
              <table:table-cell office:value-type="float" office:value="0.158964175">
                <text:p>0.158964175</text:p>
              </table:table-cell>
              <table:table-cell office:value-type="float" office:value="0.160867193">
                <text:p>0.160867193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NaN">
                <text:p>NaN</text:p>
              </table:table-cell>
              <table:table-cell office:value-type="float" office:value="0.158961497">
                <text:p>0.158961497</text:p>
              </table:table-cell>
              <table:table-cell office:value-type="float" office:value="0.320310818">
                <text:p>0.320310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99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99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66ff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31cm" svg:height="11.605cm" xlink:href=".." xlink:type="simple" chart:class="chart:bar" chart:style-name="ch1">
        <chart:title svg:x="9.332cm" svg:y="0.368cm" chart:style-name="ch2">
          <text:p>PC Local</text:p>
        </chart:title>
        <chart:legend chart:legend-position="end" svg:x="18.447cm" svg:y="5.005cm" style:legend-expansion="high" chart:style-name="ch3"/>
        <chart:plot-area chart:style-name="ch4" table:cell-range-address="Hoja1.B34:Hoja1.E45" chart:data-source-has-labels="both" svg:x="0.412cm" svg:y="1.405cm" svg:width="17.623cm" svg:height="9.968cm" dr3d:transform="matrix (0.167997682139335 0.100066132550404 -0.98069544095617 0.0460038435285657 0.992954936460288 0.109197713070126 0.984713372091803 -0.0634607223056226 0.16221070108978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59cm" svg:y="1.405cm" svg:width="14.517cm" svg:height="9.543cm"/>
          <dr3d:light dr3d:diffuse-color="#808080" dr3d:direction="(0 0 1)" dr3d:enabled="false" dr3d:specular="true"/>
          <dr3d:light dr3d:diffuse-color="#808080" dr3d:direction="(0.823898838717732 -0.160290995989118 0.54359681765476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B35:Hoja1.B4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.C35:Hoja1.C45" chart:label-cell-address="Hoja1.C34:Hoja1.C34" chart:class="chart:bar">
            <chart:data-point chart:repeated="11"/>
          </chart:series>
          <chart:series chart:style-name="ch10" chart:values-cell-range-address="Hoja1.D35:Hoja1.D45" chart:label-cell-address="Hoja1.D34:Hoja1.D34" chart:class="chart:bar">
            <chart:data-point chart:repeated="11"/>
          </chart:series>
          <chart:series chart:style-name="ch11" chart:values-cell-range-address="Hoja1.E35:Hoja1.E45" chart:label-cell-address="Hoja1.E34:Hoja1.E3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Hoja1.C34:Hoja1.C34</svg:desc>
                </draw:g>
              </table:table-cell>
              <table:table-cell office:value-type="string">
                <text:p>Global</text:p>
                <draw:g>
                  <svg:desc>Hoja1.D34:Hoja1.D34</svg:desc>
                </draw:g>
              </table:table-cell>
              <table:table-cell office:value-type="string">
                <text:p>Dinamico</text:p>
                <draw:g>
                  <svg:desc>Hoja1.E34:Hoja1.E34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90</text:p>
                <draw:g>
                  <svg:desc>Hoja1.B35:Hoja1.B45</svg:desc>
                </draw:g>
              </table:table-cell>
              <table:table-cell office:value-type="float" office:value="0.001381555">
                <text:p>0.001381555</text:p>
                <draw:g>
                  <svg:desc>Hoja1.C35:Hoja1.C45</svg:desc>
                </draw:g>
              </table:table-cell>
              <table:table-cell office:value-type="float" office:value="0.000575184">
                <text:p>0.000575184</text:p>
                <draw:g>
                  <svg:desc>Hoja1.D35:Hoja1.D45</svg:desc>
                </draw:g>
              </table:table-cell>
              <table:table-cell office:value-type="float" office:value="0.000302037">
                <text:p>0.000302037</text:p>
                <draw:g>
                  <svg:desc>Hoja1.E35:Hoja1.E45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576164">
                <text:p>0.000576164</text:p>
              </table:table-cell>
              <table:table-cell office:value-type="float" office:value="0.000737566">
                <text:p>0.000737566</text:p>
              </table:table-cell>
              <table:table-cell office:value-type="float" office:value="0.00060291">
                <text:p>0.0006029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126541">
                <text:p>0.00126541</text:p>
              </table:table-cell>
              <table:table-cell office:value-type="float" office:value="0.001671657">
                <text:p>0.001671657</text:p>
              </table:table-cell>
              <table:table-cell office:value-type="float" office:value="0.001241003">
                <text:p>0.00124100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NaN">
                <text:p>NaN</text:p>
              </table:table-cell>
              <table:table-cell office:value-type="float" office:value="0.002833885">
                <text:p>0.002833885</text:p>
              </table:table-cell>
              <table:table-cell office:value-type="float" office:value="0.00266357">
                <text:p>0.002663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NaN">
                <text:p>NaN</text:p>
              </table:table-cell>
              <table:table-cell office:value-type="float" office:value="0.01202961">
                <text:p>0.01202961</text:p>
              </table:table-cell>
              <table:table-cell office:value-type="float" office:value="0.008563708">
                <text:p>0.00856370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  <table:table-cell office:value-type="float" office:value="0.009728998">
                <text:p>0.009728998</text:p>
              </table:table-cell>
              <table:table-cell office:value-type="float" office:value="0.011532934">
                <text:p>0.01153293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NaN">
                <text:p>NaN</text:p>
              </table:table-cell>
              <table:table-cell office:value-type="float" office:value="0.023714741">
                <text:p>0.023714741</text:p>
              </table:table-cell>
              <table:table-cell office:value-type="float" office:value="0.0258377">
                <text:p>0.0258377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NaN">
                <text:p>NaN</text:p>
              </table:table-cell>
              <table:table-cell office:value-type="float" office:value="0.063694222">
                <text:p>0.063694222</text:p>
              </table:table-cell>
              <table:table-cell office:value-type="float" office:value="0.045313949">
                <text:p>0.045313949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NaN">
                <text:p>NaN</text:p>
              </table:table-cell>
              <table:table-cell office:value-type="float" office:value="0.10291088">
                <text:p>0.10291088</text:p>
              </table:table-cell>
              <table:table-cell office:value-type="float" office:value="0.089867946">
                <text:p>0.089867946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NaN">
                <text:p>NaN</text:p>
              </table:table-cell>
              <table:table-cell office:value-type="float" office:value="0.338775315">
                <text:p>0.338775315</text:p>
              </table:table-cell>
              <table:table-cell office:value-type="float" office:value="0.249084211">
                <text:p>0.249084211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NaN">
                <text:p>NaN</text:p>
              </table:table-cell>
              <table:table-cell office:value-type="float" office:value="0.307512165">
                <text:p>0.307512165</text:p>
              </table:table-cell>
              <table:table-cell office:value-type="float" office:value="0.532369688">
                <text:p>0.532369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